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paragraph-rsid="00166eea"/>
    </style:style>
    <style:style style:name="P3" style:family="paragraph" style:parent-style-name="Standard">
      <style:text-properties fo:font-size="11pt" fo:font-weight="normal" officeooo:rsid="00190eaf" officeooo:paragraph-rsid="00190eaf" style:font-size-asian="11pt" style:font-weight-asian="normal" style:font-size-complex="11pt" style:font-weight-complex="normal"/>
    </style:style>
    <style:style style:name="P4" style:family="paragraph" style:parent-style-name="Standard">
      <style:text-properties fo:font-size="11pt" fo:font-weight="normal" officeooo:rsid="001acdc1" officeooo:paragraph-rsid="001acdc1" style:font-size-asian="11pt" style:font-weight-asian="normal" style:font-size-complex="11pt" style:font-weight-complex="normal"/>
    </style:style>
    <style:style style:name="P5" style:family="paragraph" style:parent-style-name="Standard">
      <style:text-properties fo:font-size="12pt" officeooo:paragraph-rsid="00166eea" style:font-size-asian="12pt" style:font-size-complex="12pt"/>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style:text-properties fo:font-size="14pt" fo:font-weight="bold" style:font-size-asian="14pt" style:font-weight-asian="bold"/>
    </style:style>
    <style:style style:name="P8" style:family="paragraph" style:parent-style-name="Standard">
      <style:paragraph-properties fo:margin-top="0cm" fo:margin-bottom="0cm" loext:contextual-spacing="false"/>
      <style:text-properties fo:font-weight="bold" style:font-weight-asian="bold"/>
    </style:style>
    <style:style style:name="P9" style:family="paragraph" style:parent-style-name="Standard">
      <style:paragraph-properties fo:margin-top="0cm" fo:margin-bottom="0cm" loext:contextual-spacing="false" fo:line-height="115%"/>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text-align="center" style:justify-single-word="false"/>
      <style:text-properties fo:font-weight="normal" officeooo:rsid="0014c37f" officeooo:paragraph-rsid="0014c37f" style:font-weight-asian="normal" style:font-weight-complex="normal"/>
    </style:style>
    <style:style style:name="P12" style:family="paragraph" style:parent-style-name="Standard">
      <style:paragraph-properties fo:margin-top="0cm" fo:margin-bottom="0cm" loext:contextual-spacing="false"/>
      <style:text-properties fo:font-size="11pt" fo:font-weight="normal" style:font-size-asian="11pt" style:font-weight-asian="normal" style:font-size-complex="11pt" style:font-weight-complex="normal"/>
    </style:style>
    <style:style style:name="P13" style:family="paragraph" style:parent-style-name="Standard" style:list-style-name="L2">
      <style:paragraph-properties fo:margin-top="0cm" fo:margin-bottom="0cm" loext:contextual-spacing="false"/>
      <style:text-properties fo:font-size="11pt" fo:font-weight="normal" officeooo:rsid="0012968e" officeooo:paragraph-rsid="0014c37f" style:font-size-asian="11pt" style:font-weight-asian="normal" style:font-size-complex="11pt" style:font-weight-complex="normal"/>
    </style:style>
    <style:style style:name="P14" style:family="paragraph" style:parent-style-name="Standard">
      <style:paragraph-properties fo:margin-top="0cm" fo:margin-bottom="0cm" loext:contextual-spacing="false"/>
      <style:text-properties fo:font-size="11pt" fo:font-weight="normal" officeooo:rsid="0012968e" officeooo:paragraph-rsid="0014c37f" style:font-size-asian="11pt" style:font-weight-asian="normal" style:font-size-complex="11pt" style:font-weight-complex="normal"/>
    </style:style>
    <style:style style:name="P15" style:family="paragraph" style:parent-style-name="Standard">
      <style:paragraph-properties fo:margin-top="0cm" fo:margin-bottom="0cm" loext:contextual-spacing="false" fo:text-align="start" style:justify-single-word="false"/>
      <style:text-properties fo:font-size="11pt" fo:font-weight="normal" officeooo:rsid="0014c37f" officeooo:paragraph-rsid="0014c37f" style:font-size-asian="11pt" style:font-weight-asian="normal" style:font-size-complex="11pt" style:font-weight-complex="normal"/>
    </style:style>
    <style:style style:name="P16" style:family="paragraph" style:parent-style-name="Standard" style:list-style-name="L4">
      <style:paragraph-properties fo:margin-top="0cm" fo:margin-bottom="0cm" loext:contextual-spacing="false"/>
      <style:text-properties fo:font-size="11pt" fo:font-weight="normal" officeooo:rsid="00178d4d" officeooo:paragraph-rsid="00178d4d" style:font-size-asian="11pt" style:font-weight-asian="normal" style:font-size-complex="11pt" style:font-weight-complex="normal"/>
    </style:style>
    <style:style style:name="P17" style:family="paragraph" style:parent-style-name="Standard" style:list-style-name="L2">
      <style:paragraph-properties fo:margin-top="0cm" fo:margin-bottom="0cm" loext:contextual-spacing="false"/>
      <style:text-properties fo:font-size="11pt" fo:font-style="italic" fo:font-weight="normal" officeooo:rsid="0012968e" officeooo:paragraph-rsid="0014c37f" style:font-size-asian="11pt" style:font-style-asian="italic" style:font-weight-asian="normal" style:font-size-complex="11pt" style:font-style-complex="italic" style:font-weight-complex="normal"/>
    </style:style>
    <style:style style:name="P18" style:family="paragraph" style:parent-style-name="Standard" style:list-style-name="L2">
      <style:paragraph-properties fo:margin-top="0cm" fo:margin-bottom="0cm" loext:contextual-spacing="false"/>
      <style:text-properties fo:font-size="11pt" fo:font-style="italic" fo:font-weight="normal" officeooo:rsid="0014c37f" officeooo:paragraph-rsid="0014c37f" style:font-size-asian="11pt" style:font-style-asian="italic" style:font-weight-asian="normal" style:font-size-complex="11pt" style:font-style-complex="italic" style:font-weight-complex="normal"/>
    </style:style>
    <style:style style:name="P19" style:family="paragraph" style:parent-style-name="Standard" style:list-style-name="L2">
      <style:paragraph-properties fo:margin-top="0cm" fo:margin-bottom="0cm" loext:contextual-spacing="false"/>
      <style:text-properties fo:font-size="11pt" fo:font-style="italic" fo:font-weight="normal" officeooo:rsid="00178d4d" officeooo:paragraph-rsid="00178d4d" style:font-size-asian="11pt" style:font-style-asian="italic" style:font-weight-asian="normal" style:font-size-complex="11pt" style:font-style-complex="italic" style:font-weight-complex="normal"/>
    </style:style>
    <style:style style:name="P20" style:family="paragraph" style:parent-style-name="Standard" style:list-style-name="L4">
      <style:paragraph-properties fo:margin-top="0cm" fo:margin-bottom="0cm" loext:contextual-spacing="false"/>
      <style:text-properties fo:font-size="11pt" fo:font-style="italic" fo:font-weight="normal" officeooo:rsid="00178d4d" officeooo:paragraph-rsid="00178d4d" style:font-size-asian="11pt" style:font-style-asian="italic" style:font-weight-asian="normal" style:font-size-complex="11pt" style:font-style-complex="italic" style:font-weight-complex="normal"/>
    </style:style>
    <style:style style:name="P21" style:family="paragraph" style:parent-style-name="Standard">
      <style:paragraph-properties fo:margin-top="0cm" fo:margin-bottom="0cm" loext:contextual-spacing="false"/>
      <style:text-properties fo:font-size="11pt" officeooo:paragraph-rsid="00146004" style:font-size-asian="11pt" style:font-size-complex="11pt"/>
    </style:style>
    <style:style style:name="P22" style:family="paragraph" style:parent-style-name="Standard" style:list-style-name="L2">
      <style:paragraph-properties fo:margin-top="0cm" fo:margin-bottom="0cm" loext:contextual-spacing="false"/>
      <style:text-properties fo:font-size="11pt" officeooo:rsid="0014c37f" officeooo:paragraph-rsid="0014c37f" style:font-size-asian="11pt" style:font-size-complex="11pt"/>
    </style:style>
    <style:style style:name="P23" style:family="paragraph" style:parent-style-name="Standard" style:list-style-name="L3">
      <style:paragraph-properties fo:margin-top="0cm" fo:margin-bottom="0cm" loext:contextual-spacing="false"/>
      <style:text-properties fo:font-size="11pt" officeooo:rsid="00166eea" officeooo:paragraph-rsid="00166eea" style:font-size-asian="11pt" style:font-size-complex="11pt"/>
    </style:style>
    <style:style style:name="P24" style:family="paragraph" style:parent-style-name="Standard">
      <style:paragraph-properties fo:margin-top="0cm" fo:margin-bottom="0cm" loext:contextual-spacing="false"/>
      <style:text-properties officeooo:rsid="00166eea" officeooo:paragraph-rsid="00166eea"/>
    </style:style>
    <style:style style:name="P25" style:family="paragraph" style:parent-style-name="Standard" style:master-page-name="">
      <loext:graphic-properties draw:fill="none"/>
      <style:paragraph-properties fo:margin-left="0cm" fo:margin-right="0cm" fo:margin-top="0cm" fo:margin-bottom="0cm" loext:contextual-spacing="false" fo:line-height="108%" fo:text-align="start" style:justify-single-word="false" fo:orphans="2" fo:widows="2" fo:text-indent="1.199cm" style:auto-text-indent="false" style:page-number="auto" fo:background-color="transparent" style:writing-mode="lr-tb"/>
      <style:text-properties fo:font-size="11pt" officeooo:rsid="00178d4d" officeooo:paragraph-rsid="00178d4d" style:font-size-asian="11pt" style:font-size-complex="11pt"/>
    </style:style>
    <style:style style:name="P26"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style>
    <style:style style:name="P27"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fo:font-size="11pt" officeooo:paragraph-rsid="00166eea" style:font-size-asian="11pt" style:font-size-complex="11pt"/>
    </style:style>
    <style:style style:name="P28"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fo:background-color="transparent" style:writing-mode="lr-tb"/>
    </style:style>
    <style:style style:name="P29" style:family="paragraph" style:parent-style-name="Standard">
      <loext:graphic-properties draw:fill="none"/>
      <style:paragraph-properties fo:margin-left="0cm" fo:margin-right="0cm" fo:margin-top="0cm" fo:margin-bottom="0cm" loext:contextual-spacing="false" fo:line-height="108%" fo:text-align="start" style:justify-single-word="false" fo:orphans="2" fo:widows="2" fo:text-indent="0cm" style:auto-text-indent="false" fo:background-color="transparent" style:writing-mode="lr-tb"/>
      <style:text-properties officeooo:rsid="001c58e7" officeooo:paragraph-rsid="001c58e7"/>
    </style:style>
    <style:style style:name="P30" style:family="paragraph" style:parent-style-name="Standard">
      <loext:graphic-properties draw:fill="none"/>
      <style:paragraph-properties fo:margin-left="0cm" fo:margin-right="0cm" fo:margin-top="0cm" fo:margin-bottom="0cm" loext:contextual-spacing="false" fo:line-height="108%" fo:text-align="start" style:justify-single-word="false" fo:orphans="2" fo:widows="2" fo:text-indent="0cm" style:auto-text-indent="false" fo:background-color="transparent" style:writing-mode="lr-tb"/>
      <style:text-properties fo:font-size="11pt" fo:font-weight="normal" officeooo:rsid="001c58e7" officeooo:paragraph-rsid="001c58e7" style:font-size-asian="9.60000038146973pt" style:font-weight-asian="normal" style:font-size-complex="11pt" style:font-weight-complex="normal"/>
    </style:style>
    <style:style style:name="P31" style:family="paragraph" style:parent-style-name="Title" style:master-page-name="Standard">
      <style:paragraph-properties fo:text-align="center" style:justify-single-word="false" style:page-number="auto"/>
    </style:style>
    <style:style style:name="P32" style:family="paragraph" style:parent-style-name="List_20_Paragraph" style:list-style-name="WWNum2"/>
    <style:style style:name="P33" style:family="paragraph" style:parent-style-name="List_20_Paragraph">
      <style:paragraph-properties fo:line-height="100%"/>
    </style:style>
    <style:style style:name="P34" style:family="paragraph" style:parent-style-name="List_20_Paragraph" style:list-style-name="WWNum2">
      <style:paragraph-properties fo:line-height="100%"/>
    </style:style>
    <style:style style:name="P35" style:family="paragraph" style:parent-style-name="List_20_Paragraph">
      <style:paragraph-properties fo:line-height="115%"/>
    </style:style>
    <style:style style:name="P36" style:family="paragraph" style:parent-style-name="Subtitle">
      <style:paragraph-properties fo:text-align="center" style:justify-single-word="false"/>
    </style:style>
    <style:style style:name="T1" style:family="text">
      <style:text-properties fo:font-weight="bold" style:font-weight-asian="bold"/>
    </style:style>
    <style:style style:name="T2" style:family="text">
      <style:text-properties fo:font-weight="bold" officeooo:rsid="00166eea" style:font-weight-asian="bold" style:font-weight-complex="bold"/>
    </style:style>
    <style:style style:name="T3" style:family="text">
      <style:text-properties fo:font-size="14pt" style:font-size-asian="14pt"/>
    </style:style>
    <style:style style:name="T4" style:family="text">
      <style:text-properties fo:font-size="14pt" fo:font-weight="bold" style:font-size-asian="14pt" style:font-weight-asian="bold"/>
    </style:style>
    <style:style style:name="T5" style:family="text">
      <style:text-properties fo:font-size="14pt" fo:font-weight="bold" officeooo:rsid="00166eea" style:font-size-asian="14pt" style:font-weight-asian="bold" style:font-size-complex="14pt" style:font-weight-complex="bold"/>
    </style:style>
    <style:style style:name="T6" style:family="text">
      <style:text-properties fo:font-size="12pt" fo:font-weight="bold" style:font-size-asian="12pt" style:font-weight-asian="bold"/>
    </style:style>
    <style:style style:name="T7" style:family="text">
      <style:text-properties fo:font-size="12pt" style:font-size-asian="12pt"/>
    </style:style>
    <style:style style:name="T8" style:family="text">
      <style:text-properties fo:font-size="12pt" fo:font-weight="normal" style:font-size-asian="12pt" style:font-weight-asian="normal" style:font-weight-complex="normal"/>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fo:font-weight="normal" officeooo:rsid="00166eea" style:font-weight-asian="normal" style:font-weight-complex="normal"/>
    </style:style>
    <style:style style:name="T12" style:family="text">
      <style:text-properties fo:font-weight="normal" officeooo:rsid="00146004" style:font-weight-asian="normal" style:font-weight-complex="normal"/>
    </style:style>
    <style:style style:name="T13" style:family="text">
      <style:text-properties fo:font-weight="normal" officeooo:rsid="00178d4d"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012968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ize="11pt" fo:font-style="normal" style:text-underline-style="none" style:font-size-asian="11pt" style:font-style-asian="normal" style:font-size-complex="11pt" style:font-style-complex="normal"/>
    </style:style>
    <style:style style:name="T19" style:family="text">
      <style:text-properties officeooo:rsid="00166eea"/>
    </style:style>
    <style:style style:name="T20" style:family="text">
      <style:text-properties fo:font-style="normal"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14c37f" style:font-style-asian="normal" style:font-style-complex="normal"/>
    </style:style>
    <style:style style:name="T23" style:family="text">
      <style:text-properties fo:font-style="normal" style:text-underline-style="none" officeooo:rsid="0012968e" style:font-style-asian="normal" style:font-style-complex="normal"/>
    </style:style>
    <style:style style:name="T24" style:family="text">
      <style:text-properties officeooo:rsid="001acdc1"/>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Relazione sul progetto per il corso di Interactive 3D Graphics</text:span></text:p>
      <text:p text:style-name="P36"><text:span text:style-name="T3">Università degli studi di Udine</text:span></text:p>
      <text:p text:style-name="Standard"/>
      <text:p text:style-name="P6"><text:span text:style-name="T6">Autori:</text:span><text:span text:style-name="T7"> Rostyslav Kostyuk, Riccardo Lulli</text:span></text:p>
      <text:p text:style-name="P6"><text:span text:style-name="T6">Nome progetto:</text:span><text:span text:style-name="T7"> OLA (aka Oh, Look an Asteroid)</text:span></text:p>
      <text:p text:style-name="P6"><text:span text:style-name="T6">Link GitHub del progetto:</text:span><text:span text:style-name="T7"> </text:span><text:a xlink:type="simple" xlink:href="https://github.com/DudduYum/RS" text:style-name="Internet_20_link" text:visited-style-name="Visited_20_Internet_20_Link"><text:span text:style-name="T7">https://github.com/DudduYum/RS</text:span></text:a></text:p>
      <text:p text:style-name="P6"/>
      <text:p text:style-name="P6"><text:span text:style-name="T4">Introduzione</text:span></text:p>
      <text:p text:style-name="P6">Il progetto OLA è un progetto di grafica 3D interattiva, nello specifico una demo tecnica di un videogioco, eseguito tramite WebGL e codificato usando le librerie three.js.</text:p>
      <text:p text:style-name="P6"/>
      <text:p text:style-name="P6"><text:span text:style-name="T4">Meccaniche di gioco</text:span></text:p>
      <text:p text:style-name="P6">Si tratta di un endless game (non termina salvo game over) nel quale un giocatore deve muove l’astronave per evitare gli asteroidi in arrivo.</text:p>
      <text:p text:style-name="P6"/>
      <text:p text:style-name="P6"><text:span text:style-name="T4">Comandi della demo</text:span></text:p>
      <text:p text:style-name="P6">[barra spaziatrice] : avvia una nuova partita (sia da schermata di iniziale che da game over) oppure immobilizza l’astronave durante il gioco</text:p>
      <text:p text:style-name="P6">W,A,S,D e frecce direzionali : muovono l’astronave</text:p>
      <text:p text:style-name="P6">C : passa da una telecamera all’altra (di gioco o libera)</text:p>
      <text:p text:style-name="P6"/>
      <text:p text:style-name="P6"><text:span text:style-name="T4">Implementazioni grafiche</text:span></text:p>
      <text:p text:style-name="P7"/>
      <text:p text:style-name="P6"><text:span text:style-name="T6">Texture</text:span></text:p>
      <text:p text:style-name="P21"><text:span text:style-name="T12">Per migliorare l’aspetto dei game object coinvolti, sono state utilizzate degli texture per seguenti scopi </text:span></text:p>
      <text:list xml:id="list8992716691820770601" text:style-name="L2">
        <text:list-item>
          <text:p text:style-name="P22"><text:span text:style-name="T12">c</text:span><text:span text:style-name="T10">olorazione </text:span></text:p>
        </text:list-item>
        <text:list-item>
          <text:p text:style-name="P13"><text:span text:style-name="T15">displacement mapping</text:span><text:span text:style-name="T9"> </text:span></text:p>
        </text:list-item>
        <text:list-item>
          <text:p text:style-name="P17"><text:span text:style-name="T9">normal mapping</text:span></text:p>
        </text:list-item>
        <text:list-item>
          <text:p text:style-name="P18"><text:span text:style-name="T9">rendere alcuni punti della superficie più riflettenti rispetto alle altri (specular mapping)</text:span></text:p>
        </text:list-item>
        <text:list-item>
          <text:p text:style-name="P19"><text:span text:style-name="T9">texture animation </text:span></text:p>
        </text:list-item>
      </text:list>
      <text:p text:style-name="P14"><text:s/><text:tab/><text:span text:style-name="T22">Per creare le normal , </text:span><text:span text:style-name="T15">displacement</text:span><text:span text:style-name="T22"> e specular maps abbiamo utilizzato il seguente sito:</text:span></text:p>
      <text:p text:style-name="P11"><text:span text:style-name="T18"/></text:p>
      <text:p text:style-name="P11"><text:a xlink:type="simple" xlink:href="https://cpetry.github.io/NormalMap-Online/" text:style-name="Internet_20_link" text:visited-style-name="Visited_20_Internet_20_Link"><text:span text:style-name="T18">https://cpetry.github.io/NormalMap-Online/</text:span></text:a></text:p>
      <text:p text:style-name="P15"><text:span text:style-name="T21"/></text:p>
      <text:p text:style-name="P15"><text:span text:style-name="T21">Esso permette di creare le mappe di distorsione dalla texture utilizzata, ottenendo così perturbazioni della superficie correlati con la texture. </text:span></text:p>
      <text:p text:style-name="P8"/>
      <text:p text:style-name="P2"><text:span text:style-name="T5"/></text:p>
      <text:p text:style-name="P2"><text:span text:style-name="T5"/></text:p>
      <text:p text:style-name="P2"><text:span text:style-name="T5"/></text:p>
      <text:p text:style-name="P5"><text:soft-page-break/><text:span text:style-name="T2">Luci </text:span></text:p>
      <text:p text:style-name="P27"><text:span text:style-name="T11">Ne abbiamo implementato tre tipi di luci nel nostro progetto:</text:span></text:p>
      <text:list xml:id="list8241648795796382318" text:style-name="L3">
        <text:list-item>
          <text:p text:style-name="P23"><text:span text:style-name="T17">point light</text:span><text:span text:style-name="T10"> utilizzata per modellare il sole e la fiamma della navicella</text:span></text:p>
        </text:list-item>
        <text:list-item>
          <text:p text:style-name="P23"><text:span text:style-name="T17">ambiente light</text:span><text:span text:style-name="T10"> per correggere la hard shade creati dal sole e fiamma</text:span></text:p>
        </text:list-item>
        <text:list-item>
          <text:p text:style-name="P23"><text:span text:style-name="T10">dirrectionl light che ve</text:span><text:span text:style-name="T13">r</text:span><text:span text:style-name="T10">rà utilizzata nel release futuri</text:span></text:p>
        </text:list-item>
      </text:list>
      <text:p text:style-name="P25"><text:span text:style-name="T10">Come modello della luce abbiamo implementato BRDF vista a lezione, l’unica differenza sta nel fatto che abbiamo pià sorgenti della luce.</text:span></text:p>
      <text:p text:style-name="P24"><text:span text:style-name="T8"/></text:p>
      <text:p text:style-name="P6"><text:span text:style-name="T6"/></text:p>
      <text:p text:style-name="P6"><text:span text:style-name="T6"/></text:p>
      <text:p text:style-name="P6"><text:span text:style-name="T6">Shader</text:span></text:p>
      <text:p text:style-name="P12"><text:span text:style-name="T19">Tutti gli shader utilizzati nel progetto sono implementati con shaderMaterial fornito con THREE.js. In particolare abbiamo i seguenti scherder</text:span></text:p>
      <text:list xml:id="list499769262091173799" text:style-name="L4">
        <text:list-item>
          <text:p text:style-name="P16"><text:span text:style-name="T14">gli shader per asteroidi</text:span> che implementatano tutti tecniche descritti nella sezione “Texture”.</text:p>
        </text:list-item>
        <text:list-item>
          <text:p text:style-name="P16"><text:span text:style-name="T14">Space ship shader</text:span> implementano texturing e performano la colorazione del materiale in base al colore passato </text:p>
        </text:list-item>
        <text:list-item>
          <text:p text:style-name="P20">flame shader <text:span text:style-name="T20"><text:s/>implementa </text:span><text:span text:style-name="T23">displacement mapping </text:span><text:span text:style-name="T21">e texture animation di cui parliamo di più in sezzione animation </text:span></text:p>
        </text:list-item>
      </text:list>
      <text:p text:style-name="P1"><text:tab/></text:p>
      <text:p text:style-name="P1"/>
      <text:p text:style-name="P9"><text:span text:style-name="T6">Post-processing</text:span></text:p>
      <text:p text:style-name="P10">Gli effetti di post-processing sono applicati usando fragment shader. Per concatenare l’applicazione di shader è stata usata la libreria EffectComposer (in congiunzione a RenderPass, ShaderPass e CopyShader).</text:p>
      <text:p text:style-name="P10">Questa libreria permettere di aggiungere vari passaggi, ciascuno dei quali ottiene in input una texture 2D che è il risultato del passaggio precedente.</text:p>
      <text:p text:style-name="P10">Il primo passaggio è il rendering della scena stessa. L’immagine ottenuta del render viene passata ai shader successivi.</text:p>
      <text:list xml:id="list8069825617428218232" text:style-name="WWNum2">
        <text:list-item>
          <text:p text:style-name="P32"><text:span text:style-name="T1">Dynamic Depth of field</text:span></text:p>
        </text:list-item>
      </text:list>
      <text:p text:style-name="P33">L’effetto DOF è una sfocatura dell’immagine nelle parti che sono lontane dalla telecamera.</text:p>
      <text:p text:style-name="P35">Un DOF statico determina anticipatamente gli elementi da sfocare e tale effetto non cambia al variare della distanza. Un DOF dinamico invece considera ad ogni ciclo di rendering la distanza dalla telecamera degli oggeti sulla scena e li sfoca basandosi anche su questo valore.</text:p>
      <text:p text:style-name="P35">La distanza degli oggetti è letta da una texture che è il risultato del rendering di un EffectComposer secondario, dove viene usato un material ad hoc per tutti gli oggetti presenti nella scena. Tale materiale ha <text:bookmark text:name="_GoBack"/><text:s/></text:p>
      <text:list xml:id="list175610055893783" text:continue-numbering="true" text:style-name="WWNum2">
        <text:list-item>
          <text:p text:style-name="P32"><text:span text:style-name="T1">Pixelation</text:span></text:p>
        </text:list-item>
      </text:list>
      <text:p text:style-name="P33">Asdasd</text:p>
      <text:list xml:id="list175610851322497" text:continue-numbering="true" text:style-name="WWNum2">
        <text:list-item>
          <text:p text:style-name="P32"><text:span text:style-name="T1">Edge detection</text:span></text:p>
        </text:list-item>
      </text:list>
      <text:p text:style-name="P33">Asdasd</text:p>
      <text:list xml:id="list175610362331302" text:continue-numbering="true" text:style-name="WWNum2">
        <text:list-item>
          <text:p text:style-name="P34"><text:span text:style-name="T1">Image settings</text:span></text:p>
        </text:list-item>
      </text:list>
      <text:p text:style-name="Standard"><text:span text:style-name="T6"/></text:p>
      <text:p text:style-name="Standard"><text:span text:style-name="T6"/></text:p>
      <text:p text:style-name="Standard"><text:span text:style-name="T6"/></text:p>
      <text:p text:style-name="Standard"><text:span text:style-name="T6"/></text:p>
      <text:p text:style-name="Standard"><text:soft-page-break/><text:span text:style-name="T6">Animazione</text:span></text:p>
      <text:p text:style-name="P3">Per rendere l’ambiente del gioco più gradevole da vedere abbiamo aggiunto alcune animazioni ai asteroidi e la fiamma della spaceship. In particolare nella nuova release gli asteroidi si muovono lungo una traiettoria scelta all’attivazione. Per rendere gli asteroidi un po’ più verosimili abbiamo dato ad asteroidi una velocità di rotazione che varia in base alla loro dimensione. Per realizzare questo abbiamo usato i quaternioni. Questa animazionne viene performata al interno del metodo move della classe asteroide. Per <text:span text:style-name="T24">mantenere l’asteroide sulla sua traiettoria al suo vettore di spostamento si applica l’inverso del quaternione applicato al mesh del asteroide.</text:span> </text:p>
      <text:p text:style-name="P4">L’animazione della fiamma è realizzata usando la sua <text:span text:style-name="T16">displacement mapp</text:span>. Sfruttando il fatto che la densità della <text:span text:style-name="T16">displacement map </text:span><text:span text:style-name="T23">è </text:span><text:span text:style-name="T21">più altra rispetto al oggetto in considerazione, incrementando l’offset della prima si può ottenere una interessante artefatto che assomiglia per certi aspetti il comportamento del fuoco. </text:span></text:p>
      <text:p text:style-name="P26"/>
      <text:p text:style-name="P28"/>
      <text:p text:style-name="P29"><text:span text:style-name="T4">Altri novità</text:span></text:p>
      <text:p text:style-name="P30">Nella nuova release abbiamo completamente ristrutturato il codice, per garantire una collaborazione pacifica ed evitare conflitti di git. Il progetto adesso si compone di classi autonom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F" style:font-family-generic-asian="system" style:font-pitch-asian="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cardo Lulli</meta:initial-creator>
    <meta:editing-cycles>7</meta:editing-cycles>
    <meta:creation-date>2016-09-10T17:49:00</meta:creation-date>
    <dc:date>2016-10-16T17:56:08.093538000</dc:date>
    <meta:editing-duration>PT6H46M49S</meta:editing-duration>
    <meta:generator>LibreOffice/5.2.0.4$MacOSX_X86_64 LibreOffice_project/066b007f5ebcc236395c7d282ba488bca6720265</meta:generator>
    <meta:document-statistic meta:table-count="0" meta:image-count="0" meta:object-count="0" meta:page-count="3" meta:paragraph-count="54" meta:word-count="691" meta:character-count="4636" meta:non-whitespace-character-count="3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